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Double_20_Dash" svg:stroke-width="0.05cm" svg:stroke-color="#000000" draw:marker-start-width="0.29cm" draw:marker-end-width="0.29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draw:stroke="solid" draw:stroke-dash="Double_20_Dash" svg:stroke-width="0.1cm" svg:stroke-color="#000000" draw:marker-start-width="0.36cm" draw:marker-end-width="0.36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draw:stroke="solid" draw:stroke-dash="Double_20_Dash" svg:stroke-width="0.05cm" svg:stroke-color="#000000" draw:marker-start-width="0.29cm" draw:marker-end="Linienspitzen_20_4" draw:marker-end-width="0.2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6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7" style:family="graphic" style:parent-style-name="objectwithoutfill">
      <style:graphic-properties draw:stroke="solid" draw:stroke-dash="Double_20_Dash" svg:stroke-width="0.03cm" svg:stroke-color="#000000" draw:marker-start-width="0.26cm" draw:marker-end-width="0.26cm" draw:fill="none" draw:textarea-vertical-align="middle" fo:padding-top="0.14cm" fo:padding-bottom="0.14cm" fo:padding-left="0.265cm" fo:padding-right="0.265cm"/>
    </style:style>
    <style:style style:name="gr8" style:family="graphic" style:parent-style-name="standard">
      <style:graphic-properties svg:stroke-width="0.03cm" svg:stroke-color="#000000" draw:marker-start-width="0.25cm" draw:marker-end-width="0.25cm" draw:fill-color="#ffffff" draw:textarea-horizontal-align="justify" draw:textarea-vertical-align="middle" draw:auto-grow-height="false" fo:min-height="0.92cm" fo:min-width="0cm" fo:padding-top="0.14cm" fo:padding-bottom="0.14cm" fo:padding-left="0.265cm" fo:padding-right="0.265cm"/>
    </style:style>
    <style:style style:name="gr9" style:family="graphic" style:parent-style-name="objectwithoutfill">
      <style:graphic-properties svg:stroke-width="0.03cm" svg:stroke-color="#000000" draw:marker-start-width="0.25cm" draw:marker-end="Linienspitzen_20_3" draw:marker-end-width="0.1cm" draw:fill="none" draw:textarea-vertical-align="middle" fo:padding-top="0.14cm" fo:padding-bottom="0.14cm" fo:padding-left="0.265cm" fo:padding-right="0.265cm"/>
    </style:style>
    <style:style style:name="gr10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5.05cm" svg:y1="9.8cm" svg:x2="5.05cm" svg:y2="1.5cm">
          <text:p/>
        </draw:line>
        <draw:line draw:style-name="gr2" draw:text-style-name="P1" draw:layer="layout" svg:x1="6.804cm" svg:y1="6.6cm" svg:x2="6.804cm" svg:y2="5.4cm">
          <text:p/>
        </draw:line>
        <draw:custom-shape draw:style-name="gr3" draw:text-style-name="P2" draw:layer="layout" svg:width="0.2cm" svg:height="0.2cm" svg:x="1.751cm" svg:y="5.91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7.45cm" svg:y1="5cm" svg:x2="7.45cm" svg:y2="1.5cm">
          <text:p/>
        </draw:line>
        <draw:line draw:style-name="gr1" draw:text-style-name="P1" draw:layer="layout" svg:x1="6.844cm" svg:y1="5.609cm" svg:x2="7.463cm" svg:y2="4.99cm">
          <text:p/>
        </draw:line>
        <draw:line draw:style-name="gr1" draw:text-style-name="P1" draw:layer="layout" svg:x1="7.45cm" svg:y1="7.01cm" svg:x2="7.45cm" svg:y2="10.71cm">
          <text:p/>
        </draw:line>
        <draw:line draw:style-name="gr4" draw:text-style-name="P1" draw:layer="layout" svg:x1="6.844cm" svg:y1="6.4cm" svg:x2="7.463cm" svg:y2="7.019cm">
          <text:p/>
        </draw:line>
        <draw:frame draw:style-name="gr5" draw:text-style-name="P3" draw:layer="layout" svg:width="0.749cm" svg:height="0.725cm" svg:x="7.301cm" svg:y="6.363cm">
          <draw:text-box>
            <text:p><text:span text:style-name="T1">E</text:span></text:p>
          </draw:text-box>
        </draw:frame>
        <draw:frame draw:style-name="gr5" draw:text-style-name="P3" draw:layer="layout" svg:width="0.749cm" svg:height="0.725cm" svg:x="7.301cm" svg:y="4.363cm">
          <draw:text-box>
            <text:p><text:span text:style-name="T1">C</text:span></text:p>
          </draw:text-box>
        </draw:frame>
        <draw:frame draw:style-name="gr5" draw:text-style-name="P3" draw:layer="layout" svg:width="0.7cm" svg:height="0.725cm" svg:x="1.45cm" svg:y="5.26cm">
          <draw:text-box>
            <text:p><text:span text:style-name="T1">B</text:span></text:p>
          </draw:text-box>
        </draw:frame>
        <draw:line draw:style-name="gr1" draw:text-style-name="P1" draw:layer="layout" svg:x1="13cm" svg:y1="9.81cm" svg:x2="1.9cm" svg:y2="9.81cm">
          <text:p/>
        </draw:line>
        <draw:custom-shape draw:style-name="gr3" draw:text-style-name="P2" draw:layer="layout" svg:width="0.2cm" svg:height="0.2cm" svg:x="1.751cm" svg:y="9.714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3.05cm" svg:y1="1.51cm" svg:x2="5.05cm" svg:y2="1.51cm">
          <text:p/>
        </draw:line>
        <draw:custom-shape draw:style-name="gr3" draw:text-style-name="P2" draw:layer="layout" svg:width="0.2cm" svg:height="0.2cm" svg:x="12.951cm" svg:y="9.71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cm" svg:height="0.2cm" svg:x="12.951cm" svg:y="1.41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2§latex§$U_{\mathrm{BE}}$§svg§600§TRUE§</svg:desc>
          <draw:g>
            <draw:path draw:style-name="gr6" draw:text-style-name="P4" draw:layer="layout" svg:width="0.29cm" svg:height="0.294cm" svg:x="6.426cm" svg:y="6.841cm" svg:viewBox="0 0 291 295" svg:d="M238 44c4-18 12-30 46-31 2 0 7 0 7-8-2-2 0-5-6-5-13 0-29 1-43 1s-29-1-43-1c-3 0-7 0-7 8 0 5 3 5 7 5 24 0 29 10 29 18 0 1-2 8-2 10-12 49-25 99-38 149-14 56-62 92-104 92-29 0-52-18-52-54 0-1 0-14 5-33 14-54 27-109 41-163 3-15 5-19 35-19 10 0 14 0 14-8 0-5-5-5-6-5-11 0-42 1-54 1s-42-1-54-1c-3 0-8 0-8 8 0 5 5 5 12 5 1 0 9 0 17 1 7 0 10 2 10 6 0 3-4 21-7 30-3 13-6 25-9 37-4 17-24 96-26 103-2 12-2 19-2 25 0 52 37 80 81 80 54 0 106-46 120-103 13-49 25-98 37-148z">
              <text:p/>
            </draw:path>
            <draw:path draw:style-name="gr6" draw:text-style-name="P4" draw:layer="layout" svg:width="0.195cm" svg:height="0.2cm" svg:x="6.703cm" svg:y="6.989cm" svg:viewBox="0 0 196 201" svg:d="M0 0c0 4 0 7 0 11 2 0 4 0 6 0 23 0 24 3 24 13 0 51 0 102 0 153 0 9-1 13-24 13-2 0-4 0-6 0 0 4 0 7 0 11 42 0 83 0 125 0 40 0 71-26 71-54 0-25-26-47-62-51 29-5 53-23 53-46 0-26-30-50-72-50-38 0-77 0-115 0zM55 92c0-23 0-46 0-69 0-10 1-12 14-12 15 0 30 0 45 0 29 0 44 21 44 39 0 22-20 42-54 42-16 0-33 0-49 0zM69 190c-13 0-14-2-14-11 0-26 0-52 0-79 21 0 42 0 64 0 31 0 46 25 46 47s-19 43-51 43c-15 0-30 0-45 0z">
              <text:p/>
            </draw:path>
            <draw:path draw:style-name="gr6" draw:text-style-name="P4" draw:layer="layout" svg:width="0.197cm" svg:height="0.199cm" svg:x="6.936cm" svg:y="6.99cm" svg:viewBox="0 0 198 200" svg:d="M198 122c-4 0-7 0-10 0-8 45-14 67-69 67-16 0-32 0-47 0-13 0-14-3-14-11 0-25 0-51 0-76 9 0 19 0 29 0 30 0 35 8 35 34 3 0 7 0 10 0 0-26 0-53 0-80-3 0-7 0-10 0 0 26-5 35-35 35-10 0-20 0-29 0 0-23 0-46 0-68 0-10 1-12 14-12 15 0 29 0 44 0 48 0 58 15 63 57 3 0 6 0 9 0-3-23-5-45-8-68-60 0-120 0-180 0 0 4 0 7 0 11 2 0 5 0 7 0 23 0 23 3 23 13 0 51 0 101 0 152 0 9 0 13-23 13-2 0-5 0-7 0 0 3 0 7 0 11 62 0 123 0 185 0 4-26 8-52 13-78z">
              <text:p/>
            </draw:path>
          </draw:g>
        </draw:g>
        <draw:g>
          <svg:title>TexMaths</svg:title>
          <svg:desc>12§latex§$U_{A}$§svg§600§TRUE§</svg:desc>
          <draw:g>
            <draw:path draw:style-name="gr6" draw:text-style-name="P4" draw:layer="layout" svg:width="0.29cm" svg:height="0.294cm" svg:x="13.829cm" svg:y="4.844cm" svg:viewBox="0 0 291 295" svg:d="M238 44c5-17 12-30 46-31 2 0 7 0 7-8-2-2 0-5-6-5-13 0-28 1-42 1s-30-1-44-1c-3 0-7 0-7 8 0 5 3 5 7 5 24 0 29 10 29 18 0 1-2 8-2 10-12 49-25 99-38 149-14 56-62 92-104 92-29 0-52-18-52-54 0-1 0-14 5-33 14-54 27-109 41-163 3-14 5-19 35-19 12 0 14 0 14-8 0-5-4-5-6-5-11 0-42 1-53 1-13 0-43-1-55-1-3 0-7 0-7 8 0 5 4 5 11 5 1 0 9 0 17 1 7 0 10 2 10 6 0 3-4 21-7 30-3 13-5 25-8 37-5 17-24 96-27 103-2 12-2 19-2 25 0 50 38 80 83 80 52 0 104-48 118-103 13-49 25-98 37-148z">
              <text:p/>
            </draw:path>
            <draw:path draw:style-name="gr6" draw:text-style-name="P4" draw:layer="layout" svg:width="0.221cm" svg:height="0.208cm" svg:x="14.104cm" svg:y="4.984cm" svg:viewBox="0 0 222 209" svg:d="M43 173c-9 17-19 24-37 25-2 0-6 0-6 6 0 4 2 5 4 5 8 0 18-1 25-1 9 0 21 1 31 1 1 0 6 0 6-7 0-4-5-4-6-4-3 0-12-1-12-8 0-3 2-8 4-12 7-12 15-24 23-36 28 0 56 0 84 0 3 17 5 33 8 49-2 3-3 7-21 7-3 0-7 0-7 6 0 2 1 5 5 5 8 0 28-1 37-1 6 0 12 0 18 0 5 0 11 1 17 1 3 0 6-2 6-6 0-5-4-5-9-5-17 0-18-2-19-9-8-60-17-120-25-181-1-6-1-8-7-8s-7 2-10 7c-36 56-73 111-109 166zM83 132c20-32 40-64 61-96 5 32 9 64 14 96-25 0-50 0-75 0z">
              <text:p/>
            </draw:path>
          </draw:g>
        </draw:g>
        <draw:g>
          <svg:title>TexMaths</svg:title>
          <svg:desc>12§latex§$R_{\mathrm{C}}$§svg§600§TRUE§</svg:desc>
          <draw:g>
            <draw:path draw:style-name="gr6" draw:text-style-name="P4" draw:layer="layout" svg:width="0.299cm" svg:height="0.294cm" svg:x="7.829cm" svg:y="2.544cm" svg:viewBox="0 0 300 295" svg:d="M140 29c3-10 4-15 11-16 5 0 18 0 26 0 30 0 77 0 77 42 0 14-7 43-24 59-11 12-32 25-71 25-15 0-31 0-46 0 9-37 18-74 27-110zM200 143c42-8 92-38 92-80 0-36-37-63-92-63-40 0-80 0-120 0-8 0-12 0-12 8 0 5 4 5 11 5 1 0 10 0 17 1 7 0 11 2 11 6 0 3 0 4-2 9-18 75-37 150-56 224-5 17-5 21-38 21-7 0-11 0-11 8 0 4 3 3 5 4 12 0 42-1 54-1 11 0 40 1 52 1 4 0 9 0 9-9 0-3-4-3-12-3-16 0-27 0-27-9 0-2 0-4 2-7 9-37 18-74 27-111 17 0 33 0 49 0 39 0 47 24 47 38 0 7-3 19-6 29-3 12-7 28-7 36 0 45 50 45 56 45 36 0 51-42 51-48 0-4-4-3-5-4-5 0-5 2-6 6-11 30-29 37-39 37-13 0-16-9-16-25 0-14 2-35 4-48 0-6 2-13 2-19 0-33-28-46-40-51z">
              <text:p/>
            </draw:path>
            <draw:path draw:style-name="gr6" draw:text-style-name="P4" draw:layer="layout" svg:width="0.198cm" svg:height="0.211cm" svg:x="8.15cm" svg:y="2.687cm" svg:viewBox="0 0 199 212" svg:d="M199 7c0-5 0-7-5-7-1 0-2 0-5 4-5 7-10 14-15 21-12-12-33-25-61-25-61 0-113 47-113 105 0 60 53 107 113 107 52 0 86-40 86-75 0-3 0-5-5-5-2 0-5 0-6 3-1 48-42 66-71 66-31 0-85-19-85-96 0-79 57-95 84-95 30 0 65 20 72 70 0 4 4 4 5 4 6 0 6-3 6-9 0-22 0-45 0-68z">
              <text:p/>
            </draw:path>
          </draw:g>
        </draw:g>
        <draw:g>
          <svg:title>TexMaths</svg:title>
          <svg:desc>12§latex§$I_{\mathrm{B}}$§svg§600§TRUE§</svg:desc>
          <draw:g>
            <draw:path draw:style-name="gr6" draw:text-style-name="P4" draw:layer="layout" svg:width="0.193cm" svg:height="0.285cm" svg:x="6.029cm" svg:y="6.146cm" svg:viewBox="0 0 194 286" svg:d="M142 32c4-15 5-19 39-19 10 0 13 0 13-8 0-5-4-5-6-5-12 0-43 1-55 1-13 0-43-1-56-1-3 0-9 0-9 8 0 5 4 5 12 5 18 0 29 0 29 9 0 1 0 2-1 5-19 76-38 151-57 226-3 16-4 21-38 21-9 0-13 0-13 8 0 4 5 4 6 4 12 0 43-2 55-2 13 0 44 2 56 2 4 0 9 0 9-8 0-4-4-4-12-4-9 0-10 0-18-1-10-2-11-3-11-8 0-3 0-7 1-9 19-75 38-149 56-224z">
              <text:p/>
            </draw:path>
            <draw:path draw:style-name="gr6" draw:text-style-name="P4" draw:layer="layout" svg:width="0.195cm" svg:height="0.2cm" svg:x="6.217cm" svg:y="6.294cm" svg:viewBox="0 0 196 201" svg:d="M0 0c0 4 0 7 0 11 2 0 5 0 7 0 23 0 23 3 23 13 0 51 0 102 0 153 0 9 0 13-23 13-2 0-5 0-7 0 0 4 0 7 0 11 41 0 83 0 124 0 42 0 72-26 72-54 0-25-26-47-62-51 29-5 54-23 54-46 0-26-31-50-72-50-39 0-77 0-116 0zM56 92c0-23 0-46 0-69 0-10 0-12 15-12 14 0 28 0 43 0 28 0 44 21 44 39 0 22-19 42-54 42-16 0-32 0-48 0zM71 190c-15 0-15-2-15-11 0-26 0-52 0-79 21 0 42 0 62 0 32 0 48 25 48 47s-20 43-52 43c-15 0-29 0-43 0z">
              <text:p/>
            </draw:path>
          </draw:g>
        </draw:g>
        <draw:g>
          <svg:title>TexMaths</svg:title>
          <svg:desc>12§latex§$+$§svg§600§TRUE§</svg:desc>
          <draw:g>
            <draw:path draw:style-name="gr6" draw:text-style-name="P4" draw:layer="layout" svg:width="0.276cm" svg:height="0.277cm" svg:x="13.32cm" svg:y="1.4cm" svg:viewBox="0 0 277 278" svg:d="M147 147c39 0 77 0 116 0 6 0 14 0 14-7 0-8-8-9-14-9-39 0-77 0-116 0 0-39 0-78 0-117 0-6 0-14-8-14-9 0-9 8-9 14 0 39 0 78 0 117-39 0-78 0-117 0-6 0-13 1-13 9 0 7 7 7 13 7 39 0 78 0 117 0 0 39 0 78 0 117 0 6 0 14 9 14 8 0 8-8 8-14 0-39 0-78 0-117z">
              <text:p/>
            </draw:path>
          </draw:g>
        </draw:g>
        <draw:g>
          <svg:title>TexMaths</svg:title>
          <svg:desc>12§latex§$+$§svg§600§TRUE§</svg:desc>
          <draw:g>
            <draw:path draw:style-name="gr6" draw:text-style-name="P4" draw:layer="layout" svg:width="0.276cm" svg:height="0.277cm" svg:x="1.329cm" svg:y="5.88cm" svg:viewBox="0 0 277 278" svg:d="M147 147c39 0 77 0 116 0 6 0 14 0 14-7 0-8-8-9-14-9-39 0-77 0-116 0 0-39 0-78 0-117 0-6 0-14-8-14-9 0-9 8-9 14 0 39 0 78 0 117-39 0-78 0-117 0-6 0-13 1-13 9 0 7 7 7 13 7 39 0 78 0 117 0 0 39 0 78 0 117 0 6 0 14 9 14 8 0 8-8 8-14 0-39 0-78 0-117z">
              <text:p/>
            </draw:path>
          </draw:g>
        </draw:g>
        <draw:line draw:style-name="gr7" draw:text-style-name="P1" draw:layer="layout" svg:x1="7.74cm" svg:y1="10.7cm" svg:x2="7.14cm" svg:y2="10.7cm">
          <text:p/>
        </draw:line>
        <draw:line draw:style-name="gr7" draw:text-style-name="P1" draw:layer="layout" svg:x1="7.64cm" svg:y1="10.8cm" svg:x2="7.24cm" svg:y2="10.8cm">
          <text:p/>
        </draw:line>
        <draw:line draw:style-name="gr7" draw:text-style-name="P1" draw:layer="layout" svg:x1="7.54cm" svg:y1="10.9cm" svg:x2="7.34cm" svg:y2="10.9cm">
          <text:p/>
        </draw:line>
        <draw:line draw:style-name="gr1" draw:text-style-name="P1" draw:layer="layout" svg:x1="12.988cm" svg:y1="5.01cm" svg:x2="7.428cm" svg:y2="5.01cm">
          <text:p/>
        </draw:line>
        <draw:custom-shape draw:style-name="gr3" draw:text-style-name="P2" draw:layer="layout" svg:width="0.2cm" svg:height="0.2cm" svg:x="12.939cm" svg:y="4.91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2§latex§$I_{\mathrm{C}}$§svg§600§TRUE§</svg:desc>
          <draw:g>
            <draw:path draw:style-name="gr6" draw:text-style-name="P4" draw:layer="layout" svg:width="0.193cm" svg:height="0.285cm" svg:x="6.817cm" svg:y="4cm" svg:viewBox="0 0 194 286" svg:d="M142 32c4-15 5-19 39-19 11 0 13 0 13-8 0-5-4-5-6-5-12 0-43 1-55 1-13 0-43-1-56-1-3 0-9 0-9 8 0 5 4 5 12 5 18 0 29 0 29 9 0 1 0 2-1 5-19 76-38 151-57 226-3 16-4 21-38 21-9 0-13 0-13 8 0 4 5 4 6 4 12 0 43-2 55-2 13 0 44 2 56 2 4 0 9 0 9-7 0-5-4-5-12-5-9 0-10 0-18-1-10-2-11-3-11-8 0-3 1-7 1-9 19-75 38-149 56-224z">
              <text:p/>
            </draw:path>
            <draw:path draw:style-name="gr6" draw:text-style-name="P4" draw:layer="layout" svg:width="0.198cm" svg:height="0.211cm" svg:x="7.007cm" svg:y="4.143cm" svg:viewBox="0 0 199 212" svg:d="M199 7c0-5 0-7-4-7-1 0-3 0-6 2-5 8-10 16-15 23-12-12-33-25-60-25-63 0-114 47-114 105 0 60 53 107 114 107 51 0 85-39 85-75 0-3 0-6-5-6-2 0-5 0-5 4-2 48-43 66-72 66-31 0-85-19-85-96 0-79 57-95 84-95 30 0 65 20 72 70 1 4 4 4 6 4 5 0 5-3 5-9 0-22 0-45 0-68z">
              <text:p/>
            </draw:path>
          </draw:g>
        </draw:g>
        <draw:g>
          <svg:title>TexMaths</svg:title>
          <svg:desc>12§latex§$+$§svg§600§TRUE§</svg:desc>
          <draw:g>
            <draw:path draw:style-name="gr6" draw:text-style-name="P4" draw:layer="layout" svg:width="0.276cm" svg:height="0.277cm" svg:x="13.32cm" svg:y="4.86cm" svg:viewBox="0 0 277 278" svg:d="M147 147c39 0 77 0 116 0 6 0 14 0 14-7 0-8-8-9-14-9-39 0-77 0-116 0 0-39 0-78 0-117 0-6 0-14-8-14-9 0-9 8-9 14 0 39 0 78 0 117-39 0-78 0-117 0-6 0-13 1-13 9 0 7 7 7 13 7 39 0 78 0 117 0 0 39 0 78 0 117 0 6 0 14 9 14 8 0 8-8 8-14 0-39 0-78 0-117z">
              <text:p/>
            </draw:path>
          </draw:g>
        </draw:g>
        <draw:custom-shape draw:style-name="gr8" draw:text-style-name="P5" draw:layer="layout" svg:width="0.5cm" svg:height="1.2cm" svg:x="7.2cm" svg:y="2.15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.399cm" svg:height="0.725cm" svg:x="13.501cm" svg:y="1.163cm">
          <draw:text-box>
            <text:p><text:span text:style-name="T1">VCC</text:span></text:p>
          </draw:text-box>
        </draw:frame>
        <draw:line draw:style-name="gr9" draw:text-style-name="P1" draw:layer="layout" svg:x1="13.05cm" svg:y1="5.3cm" svg:x2="13.05cm" svg:y2="9.6cm">
          <text:p/>
        </draw:line>
        <draw:line draw:style-name="gr9" draw:text-style-name="P1" draw:layer="layout" svg:x1="5.946cm" svg:y1="5.846cm" svg:x2="6.654cm" svg:y2="5.846cm">
          <text:p/>
        </draw:line>
        <draw:line draw:style-name="gr9" draw:text-style-name="P1" draw:layer="layout" svg:x1="7.31cm" svg:y1="3.94cm" svg:x2="7.31cm" svg:y2="4.648cm">
          <text:p/>
        </draw:line>
        <draw:custom-shape draw:style-name="gr8" draw:text-style-name="P5" draw:layer="layout" svg:width="0.5cm" svg:height="1.2cm" svg:x="4.8cm" svg:y="2.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5cm" svg:height="1.2cm" svg:x="4.8cm" svg:y="7.85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latex§$R_{2}$§svg§600§TRUE§</svg:desc>
          <draw:g>
            <draw:path draw:style-name="gr6" draw:text-style-name="P4" draw:layer="layout" svg:width="0.298cm" svg:height="0.294cm" svg:x="4.229cm" svg:y="2.547cm" svg:viewBox="0 0 299 295" svg:d="M140 29c2-10 4-15 12-16 4 0 17 0 25 0 30 0 77 0 77 42 0 14-7 43-23 59-11 12-33 25-72 25-15 0-31 0-46 0 9-37 18-74 27-110zM200 143c43-8 93-38 93-80 0-36-38-63-93-63-40 0-80 0-120 0-8 0-12 0-12 8 0 5 4 5 12 5 5 1 9 0 16 1 7 0 11 2 11 6 0 3 0 4-2 9-18 75-37 150-56 224-4 17-5 20-38 20-7 0-11 0-11 8 0 5 5 5 6 5 11 0 41-1 53-1s40 1 52 1c4 0 9 0 9-9 0-4-4-4-11-4-16 0-28 0-28-8 0-2 0-4 2-7 9-37 18-74 27-111 17 0 34 0 50 0 39 0 46 24 46 38 0 7-4 19-6 29-2 12-7 28-7 36 0 45 51 45 56 45 36 0 50-42 50-48 0-4-3-3-5-4-3 0-4 2-5 4-10 32-28 39-39 39-13 0-17-9-17-25 0-14 4-35 5-48 1-6 1-15 1-19 0-33-27-46-39-51z">
              <text:p/>
            </draw:path>
            <draw:path draw:style-name="gr6" draw:text-style-name="P4" draw:layer="layout" svg:width="0.129cm" svg:height="0.194cm" svg:x="4.549cm" svg:y="2.701cm" svg:viewBox="0 0 130 195" svg:d="M130 141c-3 0-7 0-10 0 0 7-4 24-7 28-3 1-26 1-29 1-18 0-36 0-54 0 30-28 41-36 59-49 21-18 41-36 41-64 0-35-31-57-69-57-36 0-61 25-61 53 0 14 13 16 16 16 7 0 15-4 15-15 0-6-1-16-17-16 9-21 29-27 43-27 29 0 45 22 45 46 0 25-18 46-28 57-23 23-47 46-70 69-4 2-4 4-4 12 40 0 81 0 121 0 3-18 6-36 9-54z">
              <text:p/>
            </draw:path>
          </draw:g>
        </draw:g>
        <draw:g>
          <svg:title>TexMaths</svg:title>
          <svg:desc>12§latex§$R_{1}$§svg§600§TRUE§</svg:desc>
          <draw:g>
            <draw:path draw:style-name="gr6" draw:text-style-name="P4" draw:layer="layout" svg:width="0.298cm" svg:height="0.294cm" svg:x="4.229cm" svg:y="8.347cm" svg:viewBox="0 0 299 295" svg:d="M140 29c2-10 4-15 12-16 3 0 17 0 25 0 30 0 77 0 77 42 0 14-8 43-23 59-12 12-34 25-72 25-15 0-31 0-47 0 10-37 19-74 28-110zM200 143c43-8 93-38 93-80 0-36-38-63-93-63-40 0-80 0-120 0-8 0-12 0-12 8 0 5 4 5 12 5 5 1 9 0 16 1 7 0 10 2 10 6 0 3 0 4-1 9-18 75-37 150-56 224-5 17-5 20-38 20-7 0-11 0-11 8 0 5 5 5 6 5 11 0 41-1 53-1s40 1 52 1c4 0 9 0 9-9 0-4-4-4-12-4-16 0-27 0-27-8 0-2 0-4 2-7 9-37 18-74 27-111 17 0 34 0 50 0 39 0 46 24 46 38 0 7-4 19-6 29-3 12-7 28-7 36 0 45 50 45 56 45 36 0 50-42 50-48 0-4-3-3-5-4-3 0-5 2-6 4-9 32-28 39-38 39-13 0-17-9-17-25 0-14 3-35 5-48 1-6 1-15 1-19 0-33-27-46-39-51z">
              <text:p/>
            </draw:path>
            <draw:path draw:style-name="gr6" draw:text-style-name="P4" draw:layer="layout" svg:width="0.107cm" svg:height="0.194cm" svg:x="4.561cm" svg:y="8.501cm" svg:viewBox="0 0 108 195" svg:d="M67 8c0-8-1-8-8-8-20 19-47 19-59 19 0 4 0 7 0 11 7 0 26 0 43-8 0 49 0 99 0 149 0 10 0 13-30 13-3 0-7 0-11 0 0 4 0 7 0 11 6 0 42-1 53-1 8 0 45 1 53 1 0-4 0-7 0-11-4 0-8 0-12 0-29 0-29-3-29-13 0-54 0-108 0-163z">
              <text:p/>
            </draw:path>
          </draw:g>
        </draw:g>
        <draw:line draw:style-name="gr9" draw:text-style-name="P1" draw:layer="layout" svg:x1="1.85cm" svg:y1="6.293cm" svg:x2="1.85cm" svg:y2="9.593cm">
          <text:p/>
        </draw:line>
        <draw:g>
          <svg:title>TexMaths</svg:title>
          <svg:desc>12§latex§$U_{E}$§svg§600§TRUE§</svg:desc>
          <draw:g>
            <draw:path draw:style-name="gr6" draw:text-style-name="P4" draw:layer="layout" svg:width="0.29cm" svg:height="0.294cm" svg:x="0.63cm" svg:y="5.845cm" svg:viewBox="0 0 291 295" svg:d="M238 44c4-17 12-30 46-31 1 0 7 0 7-8-2-2 0-5-6-5-13 0-29 1-43 1-15 0-30-1-43-1-3 0-7 0-7 8 0 5 3 5 7 5 24 0 28 10 28 18 0 1-1 8-1 10-13 49-25 99-38 149-14 56-62 92-104 92-29 0-52-18-52-54 0-1 0-14 5-33 14-54 27-109 41-163 3-14 5-19 35-19 10 0 14 0 14-8 0-5-5-5-6-5-11 0-42 1-53 1-13 0-43-1-55-1-3 0-7 0-7 8 0 5 4 5 11 5 1 0 9 0 17 1 7 0 10 2 10 6 0 3-4 21-7 30-3 13-5 25-8 37-5 17-24 96-27 103-2 12-2 19-2 25 0 50 38 80 81 80 54 0 106-48 120-103 12-49 25-98 37-148z">
              <text:p/>
            </draw:path>
            <draw:path draw:style-name="gr6" draw:text-style-name="P4" draw:layer="layout" svg:width="0.225cm" svg:height="0.199cm" svg:x="0.909cm" svg:y="5.994cm" svg:viewBox="0 0 226 200" svg:d="M212 132c2-4 1-4 2-5 0-3-1-5-6-5-1 0-1 0-2 1s-1 1-5 9c-19 43-35 57-82 57-17 0-33 0-50 0-9 0-9 0-9-2s0-3 1-8c6-26 13-51 19-77 11 0 23 0 34 0 22 0 26 3 26 13 0 3-1 8-2 13 0 2 0 2 0 4 1 1 0 3 4 3s5-1 6-6c6-21 11-43 16-64 1-4 1-3 1-4 0-4-2-5-5-5-4 0-4 1-6 9-6 22-15 26-40 26-10 0-20 0-30 0 5-23 11-46 17-69 2-10 2-11 15-11 16 0 32 0 48 0 38 0 48 8 48 34 0 8-1 16-1 18 0 3 1 5 4 5 5 0 5-2 6-8 2-17 4-34 5-50 1-10-1-10-8-10-54 0-108 0-162 0-6 0-9 0-9 7 0 4 3 4 9 4 5 0 6 0 12 1 5 0 6 1 6 4 0 2-1 4-1 7-13 51-26 102-38 153-4 11-4 13-27 13-4 0-8 0-8 6 0 5 4 5 8 5 56 0 111 0 167 0 7 0 7 0 9-6 10-21 19-42 28-62z">
              <text:p/>
            </draw:path>
          </draw:g>
        </draw:g>
        <draw:g>
          <svg:title>TexMaths</svg:title>
          <svg:desc>12§latex§$I_{q}$§svg§600§TRUE§</svg:desc>
          <draw:g>
            <draw:path draw:style-name="gr6" draw:text-style-name="P4" draw:layer="layout" svg:width="0.193cm" svg:height="0.286cm" svg:x="4.429cm" svg:y="6.848cm" svg:viewBox="0 0 194 287" svg:d="M142 32c5-14 6-19 38-19 11 0 14 0 14-8 0-5-4-5-6-5-12 0-43 1-55 1-14 0-43-1-57-1-2 0-8 0-8 8 0 5 4 5 12 5 18 0 29 0 29 9 0 1 0 2 0 6-19 75-39 150-58 226-3 15-4 20-38 20-9 0-13 0-13 9 0 4 5 4 6 4 13 0 43-1 55-1 13 0 44 1 56 1 4 0 8 0 8-8 0-5-2-5-12-5-8 0-9 0-17-1-10-1-11-2-11-7 0-4 1-7 1-10 19-74 37-149 56-224z">
              <text:p/>
            </draw:path>
            <draw:path draw:style-name="gr6" draw:text-style-name="P4" draw:layer="layout" svg:width="0.132cm" svg:height="0.186cm" svg:x="4.616cm" svg:y="7.068cm" svg:viewBox="0 0 133 187" svg:d="M131 8c2-1 2-2 2-4s-2-4-4-4c-4 0-16 10-21 19-4-6-14-19-32-19-38 0-76 42-76 84 0 29 19 49 44 49 17 0 31-11 37-17 0 1-9 38-11 43-3 16-3 17-21 17-4 0-8 0-8 6 0 2 1 5 4 5 10 0 20-1 30-1s23 1 33 1c2 0 5-1 5-7 0-4-4-4-8-4-6 0-14 0-14-4 0-1 0-1 1-6 13-52 26-105 39-158zM87 92c-1 5-1 6-5 11-12 13-25 22-37 22-10 0-21-9-21-29 0-16 8-48 15-60 14-23 29-28 37-28 21 0 27 23 27 26 0 1-1 3-1 4-5 18-10 36-15 54z">
              <text:p/>
            </draw:path>
          </draw:g>
        </draw:g>
        <draw:line draw:style-name="gr9" draw:text-style-name="P1" draw:layer="layout" svg:x1="4.88cm" svg:y1="6.733cm" svg:x2="4.88cm" svg:y2="7.441cm">
          <text:p/>
        </draw:line>
        <draw:g>
          <svg:title>TexMaths</svg:title>
          <svg:desc>12§latex§$I$§svg§600§TRUE§</svg:desc>
          <draw:g>
            <draw:path draw:style-name="gr6" draw:text-style-name="P4" draw:layer="layout" svg:width="0.192cm" svg:height="0.285cm" svg:x="4.455cm" svg:y="4.742cm" svg:viewBox="0 0 193 286" svg:d="M142 32c3-15 5-19 38-19 10 0 13 0 13-8 0-5-5-5-6-5-12 0-43 1-55 1-13 0-44-1-56-1-2 0-8 0-8 8 0 5 4 5 12 5 17 0 28 0 28 7 0 3 0 4-1 8-18 75-37 150-56 226-3 15-5 19-38 19-9 0-13 0-13 8 0 5 5 5 6 5 12 0 43-1 55-1 13 0 43 1 56 1 3 0 8 0 8-8 0-5-3-5-13-5-7 0-9 0-18-1-8 0-9-3-9-6 0-4 0-8 1-11 18-74 37-148 56-223z">
              <text:p/>
            </draw:path>
          </draw:g>
        </draw:g>
        <draw:line draw:style-name="gr9" draw:text-style-name="P1" draw:layer="layout" svg:x1="4.905cm" svg:y1="4.626cm" svg:x2="4.905cm" svg:y2="5.334cm">
          <text:p/>
        </draw:line>
        <draw:line draw:style-name="gr10" draw:text-style-name="P1" draw:layer="layout" svg:x1="1.903cm" svg:y1="6cm" svg:x2="6.743cm" svg:y2="6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3" draw:display-name="Linienspitzen 3" svg:viewBox="0 0 20 20" svg:d="M0 20l10-20 10 20z"/>
    <draw:marker draw:name="Linienspitzen_20_4" draw:display-name="Linienspitzen 4" svg:viewBox="0 0 20 20" svg:d="M0 20l10-20 10 20z"/>
    <draw:stroke-dash draw:name="Dash_20_Dot_20_1" draw:display-name="Dash Dot 1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4-05-22T20:51:49.780884323</dc:date>
    <meta:editing-duration>PT22H32M25S</meta:editing-duration>
    <meta:editing-cycles>62</meta:editing-cycles>
    <meta:generator>LibreOffice/7.3.7.2$Linux_X86_64 LibreOffice_project/30$Build-2</meta:generator>
    <meta:document-statistic meta:object-count="80"/>
  </office:meta>
</office:document-meta>
</file>